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3F700002B9E99701629.svm"/>
  <manifest:file-entry manifest:media-type="" manifest:full-path="Pictures/200000070000568300003D16F9068434.svm"/>
  <manifest:file-entry manifest:media-type="" manifest:full-path="Pictures/2000000700005F810000220201751DA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Text_20_body">
      <style:paragraph-properties fo:line-height="150%" fo:text-align="justify" style:justify-single-word="false"/>
      <style:text-properties fo:language="ru" fo:country="RU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Heading_20_2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Упрощение шаблонов проектирования с помощью мультиметодов</text:span>.</text:h>
      <text:p text:style-name="P1"/>
      <text:p text:style-name="P5"><text:tab/><text:span text:style-name="T2">Множественная диспетчеризация позволяет упростить шаблоны проектирования. Это можно сделать за счет того, что паттерны проектирования позволяют совершить несколько </text:span><text:span text:style-name="T3">«</text:span><text:span text:style-name="T2">скачков</text:span><text:span text:style-name="T3">» </text:span><text:span text:style-name="T2">полиморфизма, однако при множественной диспетчеризации этого не требуется! При этом вся «логика</text:span><text:span text:style-name="T3">» </text:span><text:span text:style-name="T2">уходит из классов в ассоциативные классы, обозначающие отношения между классами. Рассмотрим примеры.</text:span></text:p>
      <text:p text:style-name="P5"><text:span text:style-name="T2"/></text:p>
      <text:h text:style-name="P9" text:outline-level="2"><text:span text:style-name="T2">Мост.</text:span></text:h>
      <text:p text:style-name="P6"><text:span text:style-name="T2"/></text:p>
      <text:p text:style-name="P8"><text:span text:style-name="T2"><text:tab/>Рассмотрим классический пример паттерна </text:span><text:span text:style-name="T3">«</text:span><text:span text:style-name="T2">мост</text:span><text:span text:style-name="T3">». </text:span><text:span text:style-name="T2">Существуют фигуры(</text:span><text:span text:style-name="T3">Shape) </text:span><text:span text:style-name="T2">и кисти(</text:span><text:span text:style-name="T3">Brush). </text:span><text:span text:style-name="T2">Фигура инициализируется абстрактной кистью.</text:span></text:p>
      <text:p text:style-name="P8"><text:span text:style-name="T2">В программе у нас есть коллекция фигур(</text:span><text:span text:style-name="T3">Shape), </text:span><text:span text:style-name="T2">на которых мы вызываем </text:span><text:span text:style-name="T3">Render </text:span><text:span text:style-name="T2">для отображения (при этом происходит первый </text:span><text:span text:style-name="T3">«</text:span><text:span text:style-name="T2">полиморфный скачек</text:span><text:span text:style-name="T3">»</text:span><text:span text:style-name="T2">. Затем внутри функции </text:span><text:span text:style-name="T3">Render </text:span><text:span text:style-name="T2">вызывается </text:span><text:span text:style-name="T3">Draw(</text:span><text:span text:style-name="T2">второй </text:span><text:span text:style-name="T3">«</text:span><text:span text:style-name="T2">полиморфный скачек</text:span><text:span text:style-name="T3">»</text:span><text:span text:style-name="T2">). Как видно, логика отображения фигур инкапсулированна внутри классов. Аналогично и для кистей.</text:span></text:p>
      <text:p text:style-name="P6"><draw:frame draw:style-name="fr1" draw:name="Графический объект1" text:anchor-type="paragraph" svg:width="16.999cm" svg:height="6.052cm" draw:z-index="0"><draw:image xlink:href="Pictures/2000000700005F810000220201751DA7.svm" xlink:type="simple" xlink:show="embed" xlink:actuate="onLoad"/></draw:frame><text:span text:style-name="T2"/></text:p>
      <text:p text:style-name="P3"><text:s/><text:tab/><text:span text:style-name="T4">Подход с использованием мультифункций может упростить эту картину. Данные как и раньше остаются инкапсулированны в соответствующих классах. </text:span><text:soft-page-break/><text:span text:style-name="T4">Если логика отображения фигур не зависит от типа кистей, но нам понадобится только две функции со следующей сигнатурой </text:span><text:span text:style-name="T3">Drawning(Triangle trngl, Brush brush) , Drawning(Rectangle rctgl, Brush brush). </text:span><text:span text:style-name="T4">Если при рисовании фигуры важен тип кисти, то будет четыре метода с соответствующей сигнатурой. Причем такую ситуацию было бы невозможно учесть в рамках паттерна «мост». Вся логика теперь будет находится в классе </text:span><text:span text:style-name="T3">ShapeDrawing – </text:span><text:span text:style-name="T4">ассоциативном классе(ассоциация кисть рисует фигуру). При этом также отпадает необходимость в ассоциативной связи между </text:span><text:span text:style-name="T3">Shape </text:span><text:span text:style-name="T4">и </text:span><text:span text:style-name="T3">Brush.</text:span></text:p>
      <text:p text:style-name="P2"><draw:frame draw:style-name="fr2" draw:name="Графический объект2" text:anchor-type="paragraph" svg:width="16.999cm" svg:height="12.002cm" draw:z-index="1"><draw:image xlink:href="Pictures/200000070000568300003D16F9068434.svm" xlink:type="simple" xlink:show="embed" xlink:actuate="onLoad"/></draw:frame><text:tab/><text:tab/><text:tab/><text:tab/></text:p>
      <text:h text:style-name="Heading_20_1" text:outline-level="1"><text:tab/><text:tab/><text:tab/><text:tab/><text:tab/><text:tab/><text:span text:style-name="T2">Визитор</text:span><text:span text:style-name="T4">.</text:span></text:h>
      <text:p text:style-name="Text_20_body"><text:span text:style-name="T4"/></text:p>
      <text:p text:style-name="P4"><text:span text:style-name="T4"><text:tab/></text:span><text:span text:style-name="T2">Продолжим тему фигур, и рассмотрим паттерн визитор. Здесь особенно очевидна излишняя сложность связанная с невозможностью наитивной двойной диспетчеризацией. В классах </text:span><text:span text:style-name="T3">Shape , </text:span><text:span text:style-name="T2">определена функция </text:span><text:span text:style-name="T3">Accept, </text:span><text:span text:style-name="T2">лишь для того, чтобы внутри нее написать </text:span><text:span text:style-name="T3">visitor.VisitTriangle(this) (</text:span><text:span text:style-name="T2">для </text:span><text:span text:style-name="T3">Triangle). </text:span><text:span text:style-name="T2">Как и в </text:span><text:soft-page-break/><text:span text:style-name="T2">первом случае мы совершаем двойной </text:span></text:p>
      <text:p text:style-name="Text_20_body"><draw:frame draw:style-name="fr2" draw:name="Графический объект3" text:anchor-type="paragraph" svg:width="16.999cm" svg:height="6.392cm" draw:z-index="2"><draw:image xlink:href="Pictures/20000007000073F700002B9E99701629.svm" xlink:type="simple" xlink:show="embed" xlink:actuate="onLoad"/></draw:frame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M33S</meta:editing-duration>
    <meta:editing-cycles>5</meta:editing-cycles>
    <meta:generator>OpenOffice/4.1.2$Win32 OpenOffice.org_project/412m3$Build-9782</meta:generator>
    <dc:date>2017-05-05T03:00:47.80</dc:date>
    <meta:document-statistic meta:table-count="0" meta:image-count="3" meta:object-count="0" meta:page-count="3" meta:paragraph-count="10" meta:word-count="242" meta:character-count="1932"/>
    <meta:user-defined meta:name="Info 1"/>
    <meta:user-defined meta:name="Info 2"/>
    <meta:user-defined meta:name="Info 3"/>
    <meta:user-defined meta:name="Info 4"/>
  </office:meta>
</office:document-meta>
</file>